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position="0% 100%"/>
    </style:style>
    <style:style style:name="P2" style:family="paragraph" style:parent-style-name="Text_20_body">
      <style:text-properties style:font-name="Times New Roman" fo:font-size="12pt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/>
    </style:style>
    <style:style style:name="T1" style:family="text">
      <style:text-properties style:text-position="0% 100%"/>
    </style:style>
    <style:style style:name="T2" style:family="text">
      <style:text-properties fo:font-style="italic"/>
    </style:style>
    <style:style style:name="T3" style:family="text">
      <style:text-properties fo:font-weight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ferências</text:p>
      <text:p text:style-name="Standard"><text:reference-mark-start text:name="ADDIN CSL_CITATION {&quot;mendeley&quot;: {&quot;previouslyFormattedCitation&quot;: &quot;(HULL; KAY, 1991)&quot;}, &quot;citationItems&quot;: [{&quot;uris&quot;: [&quot;http://www.mendeley.com/documents/?uuid=061dda1b-3434-4a34-b6b9-c22c63798afa&quot;], &quot;id&quot;: &quot;ITEM-1&quot;, &quot;itemData&quot;: {&quot;title&quot;: &quot;Expert system development methodology and management&quot;, &quot;issued&quot;: {&quot;date-parts&quot;: [[&quot;1991&quot;]]}, &quot;author&quot;: [{&quot;given&quot;: &quot;LG&quot;, &quot;dropping-particle&quot;: &quot;&quot;, &quot;suffix&quot;: &quot;&quot;, &quot;family&quot;: &quot;Hull&quot;, &quot;parse-names&quot;: false, &quot;non-dropping-particle&quot;: &quot;&quot;}, {&quot;given&quot;: &quot;P&quot;, &quot;dropping-particle&quot;: &quot;&quot;, &quot;suffix&quot;: &quot;&quot;, &quot;family&quot;: &quot;Kay&quot;, &quot;parse-names&quot;: false, &quot;non-dropping-particle&quot;: &quot;&quot;}], &quot;container-title&quot;: &quot;Developing and Managing Expert System \u2026&quot;, &quot;type&quot;: &quot;article-journal&quot;, &quot;id&quot;: &quot;ITEM-1&quot;}}], &quot;properties&quot;: {&quot;noteIndex&quot;: 0}, &quot;schema&quot;: &quot;https://github.com/citation-style-language/schema/raw/master/csl-citation.json&quot;} RNDERdzvm6AST"/><text:span text:style-name="T1">(HULL; KAY, 1991)</text:span><text:reference-mark-end text:name="ADDIN CSL_CITATION {&quot;mendeley&quot;: {&quot;previouslyFormattedCitation&quot;: &quot;(HULL; KAY, 1991)&quot;}, &quot;citationItems&quot;: [{&quot;uris&quot;: [&quot;http://www.mendeley.com/documents/?uuid=061dda1b-3434-4a34-b6b9-c22c63798afa&quot;], &quot;id&quot;: &quot;ITEM-1&quot;, &quot;itemData&quot;: {&quot;title&quot;: &quot;Expert system development methodology and management&quot;, &quot;issued&quot;: {&quot;date-parts&quot;: [[&quot;1991&quot;]]}, &quot;author&quot;: [{&quot;given&quot;: &quot;LG&quot;, &quot;dropping-particle&quot;: &quot;&quot;, &quot;suffix&quot;: &quot;&quot;, &quot;family&quot;: &quot;Hull&quot;, &quot;parse-names&quot;: false, &quot;non-dropping-particle&quot;: &quot;&quot;}, {&quot;given&quot;: &quot;P&quot;, &quot;dropping-particle&quot;: &quot;&quot;, &quot;suffix&quot;: &quot;&quot;, &quot;family&quot;: &quot;Kay&quot;, &quot;parse-names&quot;: false, &quot;non-dropping-particle&quot;: &quot;&quot;}], &quot;container-title&quot;: &quot;Developing and Managing Expert System \u2026&quot;, &quot;type&quot;: &quot;article-journal&quot;, &quot;id&quot;: &quot;ITEM-1&quot;}}], &quot;properties&quot;: {&quot;noteIndex&quot;: 0}, &quot;schema&quot;: &quot;https://github.com/citation-style-language/schema/raw/master/csl-citation.json&quot;} RNDERdzvm6AST"/>⁠</text:p>
      <text:p text:style-name="P1"><text:reference-mark-start text:name="ADDIN CSL_CITATION {&quot;mendeley&quot;: {&quot;previouslyFormattedCitation&quot;: &quot;(CULBERT et al., 1989)&quot;}, &quot;citationItems&quot;: [{&quot;uris&quot;: [&quot;http://www.mendeley.com/documents/?uuid=ede619da-1aea-4397-9159-21f621d783db&quot;], &quot;id&quot;: &quot;ITEM-1&quot;, &quot;itemData&quot;: {&quot;type&quot;: &quot;article-journal&quot;, &quot;author&quot;: [{&quot;given&quot;: &quot;C&quot;, &quot;dropping-particle&quot;: &quot;&quot;, &quot;suffix&quot;: &quot;&quot;, &quot;family&quot;: &quot;Culbert&quot;, &quot;parse-names&quot;: false, &quot;non-dropping-particle&quot;: &quot;&quot;}, {&quot;given&quot;: &quot;G&quot;, &quot;dropping-particle&quot;: &quot;&quot;, &quot;suffix&quot;: &quot;&quot;, &quot;family&quot;: &quot;Riley&quot;, &quot;parse-names&quot;: false, &quot;non-dropping-particle&quot;: &quot;&quot;}, {&quot;given&quot;: &quot;RT&quot;, &quot;dropping-particle&quot;: &quot;&quot;, &quot;suffix&quot;: &quot;&quot;, &quot;family&quot;: &quot;Savery&quot;, &quot;parse-names&quot;: false, &quot;non-dropping-particle&quot;: &quot;&quot;}], &quot;issued&quot;: {&quot;date-parts&quot;: [[&quot;1989&quot;]]}, &quot;title&quot;: &quot;An expert system development methodology that supports verification and validation&quot;, &quot;page&quot;: &quot;15-18&quot;, &quot;volume&quot;: &quot;28&quot;, &quot;container-title&quot;: &quot;ISA Transactions&quot;, &quot;issue&quot;: &quot;1&quot;, &quot;id&quot;: &quot;ITEM-1&quot;}}], &quot;properties&quot;: {&quot;noteIndex&quot;: 0}, &quot;schema&quot;: &quot;https://github.com/citation-style-language/schema/raw/master/csl-citation.json&quot;} RNDH81gxj8a5C"/>(CULBERT et al., 1989)<text:reference-mark-end text:name="ADDIN CSL_CITATION {&quot;mendeley&quot;: {&quot;previouslyFormattedCitation&quot;: &quot;(CULBERT et al., 1989)&quot;}, &quot;citationItems&quot;: [{&quot;uris&quot;: [&quot;http://www.mendeley.com/documents/?uuid=ede619da-1aea-4397-9159-21f621d783db&quot;], &quot;id&quot;: &quot;ITEM-1&quot;, &quot;itemData&quot;: {&quot;type&quot;: &quot;article-journal&quot;, &quot;author&quot;: [{&quot;given&quot;: &quot;C&quot;, &quot;dropping-particle&quot;: &quot;&quot;, &quot;suffix&quot;: &quot;&quot;, &quot;family&quot;: &quot;Culbert&quot;, &quot;parse-names&quot;: false, &quot;non-dropping-particle&quot;: &quot;&quot;}, {&quot;given&quot;: &quot;G&quot;, &quot;dropping-particle&quot;: &quot;&quot;, &quot;suffix&quot;: &quot;&quot;, &quot;family&quot;: &quot;Riley&quot;, &quot;parse-names&quot;: false, &quot;non-dropping-particle&quot;: &quot;&quot;}, {&quot;given&quot;: &quot;RT&quot;, &quot;dropping-particle&quot;: &quot;&quot;, &quot;suffix&quot;: &quot;&quot;, &quot;family&quot;: &quot;Savery&quot;, &quot;parse-names&quot;: false, &quot;non-dropping-particle&quot;: &quot;&quot;}], &quot;issued&quot;: {&quot;date-parts&quot;: [[&quot;1989&quot;]]}, &quot;title&quot;: &quot;An expert system development methodology that supports verification and validation&quot;, &quot;page&quot;: &quot;15-18&quot;, &quot;volume&quot;: &quot;28&quot;, &quot;container-title&quot;: &quot;ISA Transactions&quot;, &quot;issue&quot;: &quot;1&quot;, &quot;id&quot;: &quot;ITEM-1&quot;}}], &quot;properties&quot;: {&quot;noteIndex&quot;: 0}, &quot;schema&quot;: &quot;https://github.com/citation-style-language/schema/raw/master/csl-citation.json&quot;} RNDH81gxj8a5C"/></text:p>
      <text:p text:style-name="Standard">⁠<text:reference-mark-start text:name="ADDIN CSL_CITATION {&quot;mendeley&quot;: {&quot;previouslyFormattedCitation&quot;: &quot;(JORNTELL et al., 2009)&quot;}, &quot;citationItems&quot;: [{&quot;uris&quot;: [&quot;http://www.mendeley.com/documents/?uuid=e23ae28e-0ed9-4fe9-a2e8-369f74b2d450&quot;], &quot;id&quot;: &quot;ITEM-1&quot;, &quot;itemData&quot;: {&quot;publisher&quot;: &quot;Ieee&quot;, &quot;DOI&quot;: &quot;10.1109/ROBIO.2009.5420640&quot;, &quot;ISBN&quot;: &quot;978-1-4244-4774-9&quot;, &quot;author&quot;: [{&quot;given&quot;: &quot;Henrik&quot;, &quot;dropping-particle&quot;: &quot;&quot;, &quot;suffix&quot;: &quot;&quot;, &quot;family&quot;: &quot;Jorntell&quot;, &quot;parse-names&quot;: false, &quot;non-dropping-particle&quot;: &quot;&quot;}, {&quot;given&quot;: &quot;Per-Ola&quot;, &quot;dropping-particle&quot;: &quot;&quot;, &quot;suffix&quot;: &quot;&quot;, &quot;family&quot;: &quot;Forsberg&quot;, &quot;parse-names&quot;: false, &quot;non-dropping-particle&quot;: &quot;&quot;}, {&quot;given&quot;: &quot;Fredrik&quot;, &quot;dropping-particle&quot;: &quot;&quot;, &quot;suffix&quot;: &quot;&quot;, &quot;family&quot;: &quot;Bengtsson&quot;, &quot;parse-names&quot;: false, &quot;non-dropping-particle&quot;: &quot;&quot;}, {&quot;given&quot;: &quot;Rolf&quot;, &quot;dropping-particle&quot;: &quot;&quot;, &quot;suffix&quot;: &quot;&quot;, &quot;family&quot;: &quot;Johansson&quot;, &quot;parse-names&quot;: false, &quot;non-dropping-particle&quot;: &quot;&quot;}], &quot;issued&quot;: {&quot;date-parts&quot;: [[&quot;2009&quot;, &quot;12&quot;]]}, &quot;title&quot;: &quot;Mathematical modeling of brain circuitry during cerebellar movement control&quot;, &quot;page&quot;: &quot;98-103&quot;, &quot;container-title&quot;: &quot;2009 IEEE International Conference on Robotics and Biomimetics (ROBIO)&quot;, &quot;type&quot;: &quot;article-journal&quot;, &quot;id&quot;: &quot;ITEM-1&quot;}}], &quot;properties&quot;: {&quot;noteIndex&quot;: 0}, &quot;schema&quot;: &quot;https://github.com/citation-style-language/schema/raw/master/csl-citation.json&quot;} RNDBKq0oLwrBx"/><text:span text:style-name="T1">(JORNTELL et al., 2009)</text:span><text:reference-mark-end text:name="ADDIN CSL_CITATION {&quot;mendeley&quot;: {&quot;previouslyFormattedCitation&quot;: &quot;(JORNTELL et al., 2009)&quot;}, &quot;citationItems&quot;: [{&quot;uris&quot;: [&quot;http://www.mendeley.com/documents/?uuid=e23ae28e-0ed9-4fe9-a2e8-369f74b2d450&quot;], &quot;id&quot;: &quot;ITEM-1&quot;, &quot;itemData&quot;: {&quot;publisher&quot;: &quot;Ieee&quot;, &quot;DOI&quot;: &quot;10.1109/ROBIO.2009.5420640&quot;, &quot;ISBN&quot;: &quot;978-1-4244-4774-9&quot;, &quot;author&quot;: [{&quot;given&quot;: &quot;Henrik&quot;, &quot;dropping-particle&quot;: &quot;&quot;, &quot;suffix&quot;: &quot;&quot;, &quot;family&quot;: &quot;Jorntell&quot;, &quot;parse-names&quot;: false, &quot;non-dropping-particle&quot;: &quot;&quot;}, {&quot;given&quot;: &quot;Per-Ola&quot;, &quot;dropping-particle&quot;: &quot;&quot;, &quot;suffix&quot;: &quot;&quot;, &quot;family&quot;: &quot;Forsberg&quot;, &quot;parse-names&quot;: false, &quot;non-dropping-particle&quot;: &quot;&quot;}, {&quot;given&quot;: &quot;Fredrik&quot;, &quot;dropping-particle&quot;: &quot;&quot;, &quot;suffix&quot;: &quot;&quot;, &quot;family&quot;: &quot;Bengtsson&quot;, &quot;parse-names&quot;: false, &quot;non-dropping-particle&quot;: &quot;&quot;}, {&quot;given&quot;: &quot;Rolf&quot;, &quot;dropping-particle&quot;: &quot;&quot;, &quot;suffix&quot;: &quot;&quot;, &quot;family&quot;: &quot;Johansson&quot;, &quot;parse-names&quot;: false, &quot;non-dropping-particle&quot;: &quot;&quot;}], &quot;issued&quot;: {&quot;date-parts&quot;: [[&quot;2009&quot;, &quot;12&quot;]]}, &quot;title&quot;: &quot;Mathematical modeling of brain circuitry during cerebellar movement control&quot;, &quot;page&quot;: &quot;98-103&quot;, &quot;container-title&quot;: &quot;2009 IEEE International Conference on Robotics and Biomimetics (ROBIO)&quot;, &quot;type&quot;: &quot;article-journal&quot;, &quot;id&quot;: &quot;ITEM-1&quot;}}], &quot;properties&quot;: {&quot;noteIndex&quot;: 0}, &quot;schema&quot;: &quot;https://github.com/citation-style-language/schema/raw/master/csl-citation.json&quot;} RNDBKq0oLwrBx"/>⁠</text:p>
      <text:p text:style-name="Standard"><text:reference-mark-start text:name="ADDIN CSL_CITATION {&quot;mendeley&quot;: {&quot;previouslyFormattedCitation&quot;: &quot;(GILSTRAP, 1990)&quot;}, &quot;citationItems&quot;: [{&quot;uris&quot;: [&quot;http://www.mendeley.com/documents/?uuid=09966807-4eda-43cd-97f7-cd0b4eb50a2a&quot;], &quot;id&quot;: &quot;ITEM-1&quot;, &quot;itemData&quot;: {&quot;title&quot;: &quot;Evaluation of a proposed expert system development methodology: Two case studies&quot;, &quot;issued&quot;: {&quot;date-parts&quot;: [[&quot;1990&quot;]]}, &quot;author&quot;: [{&quot;given&quot;: &quot;L&quot;, &quot;dropping-particle&quot;: &quot;&quot;, &quot;suffix&quot;: &quot;&quot;, &quot;family&quot;: &quot;Gilstrap&quot;, &quot;parse-names&quot;: false, &quot;non-dropping-particle&quot;: &quot;&quot;}], &quot;page&quot;: &quot;467-477&quot;, &quot;volume&quot;: &quot;7&quot;, &quot;container-title&quot;: &quot;Telematics and Informatics&quot;, &quot;type&quot;: &quot;article-journal&quot;, &quot;id&quot;: &quot;ITEM-1&quot;}}], &quot;properties&quot;: {&quot;noteIndex&quot;: 0}, &quot;schema&quot;: &quot;https://github.com/citation-style-language/schema/raw/master/csl-citation.json&quot;} RNDlQOOQKBWUd"/><text:span text:style-name="T1">(GILSTRAP, 1990)</text:span><text:reference-mark-end text:name="ADDIN CSL_CITATION {&quot;mendeley&quot;: {&quot;previouslyFormattedCitation&quot;: &quot;(GILSTRAP, 1990)&quot;}, &quot;citationItems&quot;: [{&quot;uris&quot;: [&quot;http://www.mendeley.com/documents/?uuid=09966807-4eda-43cd-97f7-cd0b4eb50a2a&quot;], &quot;id&quot;: &quot;ITEM-1&quot;, &quot;itemData&quot;: {&quot;title&quot;: &quot;Evaluation of a proposed expert system development methodology: Two case studies&quot;, &quot;issued&quot;: {&quot;date-parts&quot;: [[&quot;1990&quot;]]}, &quot;author&quot;: [{&quot;given&quot;: &quot;L&quot;, &quot;dropping-particle&quot;: &quot;&quot;, &quot;suffix&quot;: &quot;&quot;, &quot;family&quot;: &quot;Gilstrap&quot;, &quot;parse-names&quot;: false, &quot;non-dropping-particle&quot;: &quot;&quot;}], &quot;page&quot;: &quot;467-477&quot;, &quot;volume&quot;: &quot;7&quot;, &quot;container-title&quot;: &quot;Telematics and Informatics&quot;, &quot;type&quot;: &quot;article-journal&quot;, &quot;id&quot;: &quot;ITEM-1&quot;}}], &quot;properties&quot;: {&quot;noteIndex&quot;: 0}, &quot;schema&quot;: &quot;https://github.com/citation-style-language/schema/raw/master/csl-citation.json&quot;} RNDlQOOQKBWUd"/>⁠</text:p>
      <text:p text:style-name="Standard"><text:reference-mark-start text:name="ADDIN CSL_CITATION {&quot;mendeley&quot;: {&quot;previouslyFormattedCitation&quot;: &quot;(PLANT; SALINAS, 1994)&quot;}, &quot;citationItems&quot;: [{&quot;uris&quot;: [&quot;http://www.mendeley.com/documents/?uuid=05bd29e5-164b-4b6b-8eca-f5e6a9a8e276&quot;], &quot;id&quot;: &quot;ITEM-1&quot;, &quot;itemData&quot;: {&quot;DOI&quot;: &quot;10.1016/0378-7206(94)90009-4&quot;, &quot;type&quot;: &quot;article-journal&quot;, &quot;author&quot;: [{&quot;given&quot;: &quot;Robert T.&quot;, &quot;dropping-particle&quot;: &quot;&quot;, &quot;suffix&quot;: &quot;&quot;, &quot;family&quot;: &quot;Plant&quot;, &quot;parse-names&quot;: false, &quot;non-dropping-particle&quot;: &quot;&quot;}, {&quot;given&quot;: &quot;Juan P.&quot;, &quot;dropping-particle&quot;: &quot;&quot;, &quot;suffix&quot;: &quot;&quot;, &quot;family&quot;: &quot;Salinas&quot;, &quot;parse-names&quot;: false, &quot;non-dropping-particle&quot;: &quot;&quot;}], &quot;issued&quot;: {&quot;date-parts&quot;: [[&quot;1994&quot;, &quot;8&quot;]]}, &quot;ISSN&quot;: &quot;03787206&quot;, &quot;page&quot;: &quot;89-101&quot;, &quot;volume&quot;: &quot;27&quot;, &quot;container-title&quot;: &quot;Information &amp; Management&quot;, &quot;title&quot;: &quot;Expert systems shell benchmarks: The missing comparison factor&quot;, &quot;issue&quot;: &quot;2&quot;, &quot;id&quot;: &quot;ITEM-1&quot;}}], &quot;properties&quot;: {&quot;noteIndex&quot;: 0}, &quot;schema&quot;: &quot;https://github.com/citation-style-language/schema/raw/master/csl-citation.json&quot;} RNDzml0SikbJp"/><text:span text:style-name="T1">(PLANT; SALINAS, 1994)</text:span><text:reference-mark-end text:name="ADDIN CSL_CITATION {&quot;mendeley&quot;: {&quot;previouslyFormattedCitation&quot;: &quot;(PLANT; SALINAS, 1994)&quot;}, &quot;citationItems&quot;: [{&quot;uris&quot;: [&quot;http://www.mendeley.com/documents/?uuid=05bd29e5-164b-4b6b-8eca-f5e6a9a8e276&quot;], &quot;id&quot;: &quot;ITEM-1&quot;, &quot;itemData&quot;: {&quot;DOI&quot;: &quot;10.1016/0378-7206(94)90009-4&quot;, &quot;type&quot;: &quot;article-journal&quot;, &quot;author&quot;: [{&quot;given&quot;: &quot;Robert T.&quot;, &quot;dropping-particle&quot;: &quot;&quot;, &quot;suffix&quot;: &quot;&quot;, &quot;family&quot;: &quot;Plant&quot;, &quot;parse-names&quot;: false, &quot;non-dropping-particle&quot;: &quot;&quot;}, {&quot;given&quot;: &quot;Juan P.&quot;, &quot;dropping-particle&quot;: &quot;&quot;, &quot;suffix&quot;: &quot;&quot;, &quot;family&quot;: &quot;Salinas&quot;, &quot;parse-names&quot;: false, &quot;non-dropping-particle&quot;: &quot;&quot;}], &quot;issued&quot;: {&quot;date-parts&quot;: [[&quot;1994&quot;, &quot;8&quot;]]}, &quot;ISSN&quot;: &quot;03787206&quot;, &quot;page&quot;: &quot;89-101&quot;, &quot;volume&quot;: &quot;27&quot;, &quot;container-title&quot;: &quot;Information &amp; Management&quot;, &quot;title&quot;: &quot;Expert systems shell benchmarks: The missing comparison factor&quot;, &quot;issue&quot;: &quot;2&quot;, &quot;id&quot;: &quot;ITEM-1&quot;}}], &quot;properties&quot;: {&quot;noteIndex&quot;: 0}, &quot;schema&quot;: &quot;https://github.com/citation-style-language/schema/raw/master/csl-citation.json&quot;} RNDzml0SikbJp"/>⁠</text:p>
      <text:p text:style-name="Standard"/>
      <text:section text:style-name="Sect1" text:name="ADDIN Mendeley Bibliography CSL_BIBLIOGRAPHY  RND1Ng2GVWrUj">
        <text:p text:style-name="P2">CULBERT, C.; RILEY, G.; SAVERY, R. An expert system development methodology that supports verification and validation. <text:span text:style-name="T3">ISA Transactions</text:span>, v. 28, n. 1, p. 15–18, 1989. Disponível em: &lt;http://www.sciencedirect.com/science/article/pii/0019057889900505&gt;. Acesso em: 8/10/2013.</text:p>
        <text:p text:style-name="P2">GILSTRAP, L. Evaluation of a proposed expert system development methodology: Two case studies. <text:span text:style-name="T3">Telematics and Informatics</text:span>, v. 7, p. 467–477, 1990. Disponível em: &lt;http://www.sciencedirect.com/science/article/pii/S0736585305800218&gt;. Acesso em: 8/10/2013.</text:p>
        <text:p text:style-name="P2">HULL, L.; KAY, P. Expert system development methodology and management. <text:span text:style-name="T3">Developing and Managing Expert System …</text:span>, 1991. Disponível em: &lt;http://ieeexplore.ieee.org/xpls/abs_all.jsp?arnumber=171767&gt;. Acesso em: 8/10/2013.</text:p>
        <text:p text:style-name="P2">JORNTELL, H.; FORSBERG, P.-O.; BENGTSSON, F.; JOHANSSON, R. Mathematical modeling of brain circuitry during cerebellar movement control. <text:span text:style-name="T3">2009 IEEE International Conference on Robotics and Biomimetics (ROBIO)</text:span>, p. 98–103, 2009. Ieee. Disponível em: &lt;http://ieeexplore.ieee.org/lpdocs/epic03/wrapper.htm?arnumber=5420640&gt;. .</text:p>
        <text:p text:style-name="P2">PLANT, R. T.; SALINAS, J. P. Expert systems shell benchmarks: The missing comparison factor. <text:span text:style-name="T3">Information &amp; Management</text:span>, v. 27, n. 2, p. 89–101, 1994. Disponível em: &lt;http://linkinghub.elsevier.com/retrieve/pii/0378720694900094&gt;. . 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to </meta:initial-creator>
    <meta:creation-date>2013-10-08T18:13:57</meta:creation-date>
    <dc:date>2013-10-08T18:23:45</dc:date>
    <dc:creator>beto </dc:creator>
    <meta:editing-duration>P0D</meta:editing-duration>
    <meta:editing-cycles>1</meta:editing-cycles>
    <meta:document-statistic meta:table-count="0" meta:image-count="0" meta:object-count="0" meta:page-count="1" meta:paragraph-count="11" meta:word-count="165" meta:character-count="1409" meta:non-whitespace-character-count="1259"/>
    <meta:generator>LibreOffice/3.5$Linux_X86_64 LibreOffice_project/350m1$Build-2</meta:generator>
    <meta:user-defined meta:name="Mendeley Citation Style_1">http://www.zotero.org/styles/ABNT</meta:user-defined>
    <meta:user-defined meta:name="Mendeley Document_1">True</meta:user-defined>
    <meta:user-defined meta:name="Mendeley User Name_1">aguiarlima.roberto@gmail.com@www.mendeley.com</meta:user-defined>
  </office:meta>
</office:document-meta>
</file>